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47mm"/>
    </style:style>
    <style:style style:name="co2" style:family="table-column">
      <style:table-column-properties fo:break-before="auto" style:column-width="94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33.76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"/>
    </style:style>
    <style:style style:name="T2" style:family="text">
      <style:text-properties fo:font-size="10pt" style:text-position="sub" style:font-size-asian="10pt" style:font-size-complex="10pt"/>
    </style:style>
    <style:style style:name="T3" style:family="text">
      <style:text-properties style:text-position="sub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Circular plate with uniform pressure and simply supported edg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ttp://www.roymech.co.uk/Useful_Tables/Mechanics/Plates.html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8" office:value-type="string" calcext:value-type="string">
            <text:p>Mpa, mm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office:value-type="string" calcext:value-type="string">
            <text:p>maximum stress(N/m2)</text:p>
          </table:table-cell>
          <table:table-cell table:style-name="ce6" office:value-type="string" calcext:value-type="string">
            <text:p>σ<text:span text:style-name="T2">m</text:span></text:p>
          </table:table-cell>
          <table:table-cell office:value-type="string" calcext:value-type="string">
            <text:p>3(3 + ν)pr<text:span text:style-name="T1">2</text:span>/(8t<text:span text:style-name="T1">2</text:span>)</text:p>
          </table:table-cell>
          <table:table-cell/>
          <table:table-cell table:formula="of:=3*(3+[.F23])*[.F21]*[.F19]*[.F19]/(8*[.F20]*[.F20])" office:value-type="float" office:value="26099845.3342499" calcext:value-type="float">
            <text:p>26099845.3342499</text:p>
          </table:table-cell>
          <table:table-cell table:formula="of:=[.F6]/1000000" office:value-type="float" office:value="26.0998453342499" calcext:value-type="float">
            <text:p>26.0998453342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maximum deflection (m)</text:p>
          </table:table-cell>
          <table:table-cell office:value-type="string" calcext:value-type="string">
            <text:p>y<text:span text:style-name="T3">m</text:span></text:p>
          </table:table-cell>
          <table:table-cell office:value-type="string" calcext:value-type="string">
            <text:p>(5 + ν)pr<text:span text:style-name="T1">4</text:span>/[64(1 +  ν)D]</text:p>
          </table:table-cell>
          <table:table-cell/>
          <table:table-cell table:formula="of:=(5 + [.F23])*[.F21]*[.F19]*[.F19]*[.F19]*[.F19]/(64*(1 + [.F23])*[.F24])" office:value-type="float" office:value="0.0000113457200772626" calcext:value-type="float">
            <text:p>1.13457200772626E-05</text:p>
          </table:table-cell>
          <table:table-cell table:formula="of:=[.F9]*1000" office:value-type="float" office:value="0.0113457200772626" calcext:value-type="float">
            <text:p>0.011345720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urface strain (aprx)</text:p>
          </table:table-cell>
          <table:table-cell/>
          <table:table-cell office:value-type="string" calcext:value-type="string">
            <text:p>+/-</text:p>
          </table:table-cell>
          <table:table-cell/>
          <table:table-cell table:formula="of:=([.F30]-[.F19])/[.F19]" office:value-type="float" office:value="0.0014257681341382" calcext:value-type="float">
            <text:p>0.0014257681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voltage change</text:p>
          </table:table-cell>
          <table:table-cell table:number-columns-repeated="3"/>
          <table:table-cell table:formula="of:=[.F33]*(0.5-([.F32]+[.F14])/(2*[.F32]))" office:value-type="float" office:value="-0.00712884067069097" calcext:value-type="float">
            <text:p>-0.00712884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 change</text:p>
          </table:table-cell>
          <table:table-cell table:number-columns-repeated="3"/>
          <table:table-cell table:formula="of:=[.F32]*[.F31]*[.F11]" office:value-type="float" office:value="0.342184352193168" calcext:value-type="float">
            <text:p>0.34218435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lifier gain</text:p>
          </table:table-cell>
          <table:table-cell table:number-columns-repeated="3"/>
          <table:table-cell table:formula="of:=ABS([.F34]/[.F13])" office:value-type="float" office:value="140.275263004731" calcext:value-type="float">
            <text:p>140.2752630047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style-name="ce8" office:value-type="string" calcext:value-type="string">
            <text:p>mm,bar,Gpa</text:p>
          </table:table-cell>
          <table:table-cell table:style-name="ce8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4"/>
          <table:table-cell table:style-name="ce8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radius of circular plate (m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19]/1000" office:value-type="float" office:value="0.009" calcext:value-type="float">
            <text:p>0.009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plate thickness (m)</text:p>
          </table:table-cell>
          <table:table-cell office:value-type="string" calcext:value-type="string">
            <text:p>t</text:p>
          </table:table-cell>
          <table:table-cell/>
          <table:table-cell table:style-name="ce7" table:formula="of:=[.C39]" office:value-type="float" office:value="1.518" calcext:value-type="float">
            <text:p>1.52</text:p>
          </table:table-cell>
          <table:table-cell table:formula="of:=[.E20]/1000" office:value-type="float" office:value="0.001518" calcext:value-type="float">
            <text:p>0.001518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uniform surface pressure on plate (compressive) (N/m<text:span text:style-name="T1">2</text:span>)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21]*100000" office:value-type="float" office:value="600000" calcext:value-type="float">
            <text:p>600000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Young's modulus of elasticity (N/m<text:span text:style-name="T1">2</text:span>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</text:p>
          </table:table-cell>
          <table:table-cell office:value-type="float" office:value="69" calcext:value-type="float">
            <text:p>69</text:p>
          </table:table-cell>
          <table:table-cell table:formula="of:=[.E22]*1000000000" office:value-type="float" office:value="69000000000" calcext:value-type="float">
            <text:p>6900000000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Poisson's ratio</text:p>
          </table:table-cell>
          <table:table-cell office:value-type="string" calcext:value-type="string">
            <text:p>ν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E23]" office:value-type="float" office:value="0.3" calcext:value-type="float">
            <text:p>0.3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Flexural rigid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t<text:span text:style-name="T1">3</text:span>/[12(1 – ν<text:span text:style-name="T1">2</text:span>)]</text:p>
          </table:table-cell>
          <table:table-cell office:value-type="string" calcext:value-type="string">
            <text:p>-</text:p>
          </table:table-cell>
          <table:table-cell table:formula="of:=[.F22]*[.F20]*[.F20]*[.F20]/(12*(1 - [.F23]*[.F23]))" office:value-type="float" office:value="22.1025187186813" calcext:value-type="float">
            <text:p>22.1025187187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Al, Mpa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Deflection radius (aprx)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formula="of:=([.F20]*[.F20]+[.F9]*[.F9])/(2*[.F9])" office:value-type="float" office:value="0.101556036534971" calcext:value-type="float">
            <text:p>0.10155603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flection half-angle</text:p>
          </table:table-cell>
          <table:table-cell table:style-name="ce6" office:value-type="string" calcext:value-type="string">
            <text:p>θ</text:p>
          </table:table-cell>
          <table:table-cell table:number-columns-repeated="2"/>
          <table:table-cell table:formula="of:=ASIN([.F19]/([.F28]-[.F9]))" office:value-type="float" office:value="0.088747377514124" calcext:value-type="float">
            <text:p>0.08874737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lf arc length</text:p>
          </table:table-cell>
          <table:table-cell/>
          <table:table-cell office:value-type="string" calcext:value-type="string">
            <text:p>R<text:span text:style-name="T4">θ</text:span></text:p>
          </table:table-cell>
          <table:table-cell/>
          <table:table-cell table:formula="of:=[.F28]*[.F29]" office:value-type="float" office:value="0.00901283191320724" calcext:value-type="float">
            <text:p>0.00901283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ge factor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ge resistance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E32]"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pply voltage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33]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tput voltage change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/>
          <table:table-cell office:value-type="string" calcext:value-type="string">
            <text:p>Plate thickness Measurements</text:p>
          </table:table-cell>
          <table:table-cell table:style-name="ce7" table:formula="of:=IF(COUNT([.C40:.C49])&gt;0; SUM([.C40:.C49])/COUNT([.C40:.C49]);1.5)" office:value-type="float" office:value="1.518" calcext:value-type="float">
            <text:p>1.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.51" calcext:value-type="float">
            <text:p>1.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.52" calcext:value-type="float">
            <text:p>1.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.52" calcext:value-type="float">
            <text:p>1.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1.55" calcext:value-type="float">
            <text:p>1.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1.54" calcext:value-type="float">
            <text:p>1.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1.51" calcext:value-type="float">
            <text:p>1.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1.5" calcext:value-type="float">
            <text:p>1.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1.51" calcext:value-type="float">
            <text:p>1.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1.53" calcext:value-type="float">
            <text:p>1.5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4"/>
        </table:table-row>
        <table:table-row table:style-name="ro2" table:number-rows-repeated="104852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11:30:00.73429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1:48:36.836827313</meta:creation-date>
    <dc:date>2016-07-06T17:42:31.693357223</dc:date>
    <meta:editing-duration>P1DT19H38M28S</meta:editing-duration>
    <meta:editing-cycles>18</meta:editing-cycles>
    <meta:generator>LibreOffice/5.0.5.2$Linux_X86_64 LibreOffice_project/00m0$Build-2</meta:generator>
    <dc:creator>Adrian Bowyer</dc:creator>
    <meta:document-statistic meta:table-count="1" meta:cell-count="100" meta:object-count="0"/>
  </office:meta>
</office:document-meta>
</file>